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Calibri" svg:font-family="Calibri, Arial, sans-serif"/>
    <style:font-face style:name="Georgia" svg:font-family="Georgia, 'Times New Roman', Times, serif"/>
    <style:font-face style:name="Roboto" svg:font-family="Roboto, Arial,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paragraph-properties fo:margin-left="0in" fo:margin-right="0.2083in" fo:margin-top="0in" fo:margin-bottom="0.0835in" loext:contextual-spacing="false" style:line-height-at-least="0.2291in" fo:text-align="start" style:justify-single-word="false" fo:orphans="2" fo:widows="2" fo:text-indent="0in" style:auto-text-indent="false" fo:padding="0in" fo:border="none"/>
      <style:text-properties officeooo:rsid="0003853a" officeooo:paragraph-rsid="0003853a"/>
    </style:style>
    <style:style style:name="P2" style:family="paragraph" style:parent-style-name="Text_20_body" style:list-style-name="L1">
      <style:paragraph-properties fo:margin-left="0in" fo:margin-right="0.2083in" fo:margin-top="0in" fo:margin-bottom="0.0835in" loext:contextual-spacing="false" style:line-height-at-least="0.2291in" fo:text-align="start" style:justify-single-word="false" fo:orphans="2" fo:widows="2" fo:text-indent="0in" style:auto-text-indent="false" fo:padding="0in" fo:border="none"/>
      <style:text-properties officeooo:paragraph-rsid="0003a966"/>
    </style:style>
    <style:style style:name="P3" style:family="paragraph" style:parent-style-name="Text_20_body" style:list-style-name="L1">
      <style:paragraph-properties fo:margin-left="0in" fo:margin-right="0.2083in" fo:margin-top="0in" fo:margin-bottom="0.0835in" loext:contextual-spacing="false" style:line-height-at-least="0.2291in" fo:text-align="start" style:justify-single-word="false" fo:orphans="2" fo:widows="2" fo:text-indent="0in" style:auto-text-indent="false" fo:padding="0in" fo:border="none"/>
      <style:text-properties officeooo:paragraph-rsid="00092f90"/>
    </style:style>
    <style:style style:name="P4" style:family="paragraph" style:parent-style-name="Text_20_body" style:list-style-name="L1">
      <style:paragraph-properties fo:margin-left="0in" fo:margin-right="0.2083in" fo:margin-top="0in" fo:margin-bottom="0.0835in" loext:contextual-spacing="false" style:line-height-at-least="0.2291in" fo:text-align="start" style:justify-single-word="false" fo:orphans="2" fo:widows="2" fo:text-indent="0in" style:auto-text-indent="false" fo:padding="0in" fo:border="none"/>
      <style:text-properties officeooo:paragraph-rsid="000936ec"/>
    </style:style>
    <style:style style:name="P5" style:family="paragraph" style:parent-style-name="Text_20_body" style:list-style-name="L1">
      <style:paragraph-properties fo:margin-left="0in" fo:margin-right="0.2083in" fo:margin-top="0in" fo:margin-bottom="0.0835in" loext:contextual-spacing="false" style:line-height-at-least="0.2291in" fo:text-align="start" style:justify-single-word="false" fo:orphans="2" fo:widows="2" fo:text-indent="0in" style:auto-text-indent="false" fo:padding="0in" fo:border="none"/>
      <style:text-properties officeooo:paragraph-rsid="001c3a0f"/>
    </style:style>
    <style:style style:name="P6" style:family="paragraph" style:parent-style-name="Text_20_body" style:list-style-name="L1">
      <style:paragraph-properties fo:margin-left="0in" fo:margin-right="0.2083in" fo:margin-top="0in" fo:margin-bottom="0.0835in" loext:contextual-spacing="false" style:line-height-at-least="0.2291in" fo:text-align="start" style:justify-single-word="false" fo:orphans="2" fo:widows="2" fo:text-indent="0in" style:auto-text-indent="false" fo:padding="0in" fo:border="none"/>
      <style:text-properties officeooo:paragraph-rsid="001df442"/>
    </style:style>
    <style:style style:name="P7" style:family="paragraph" style:parent-style-name="Text_20_body" style:list-style-name="L1">
      <style:paragraph-properties fo:margin-left="0in" fo:margin-right="0.2083in" fo:margin-top="0in" fo:margin-bottom="0.0835in" loext:contextual-spacing="false" style:line-height-at-least="0.2291in" fo:text-align="start" style:justify-single-word="false" fo:orphans="2" fo:widows="2" fo:text-indent="0in" style:auto-text-indent="false" fo:padding="0in" fo:border="none"/>
      <style:text-properties officeooo:rsid="0003a966" officeooo:paragraph-rsid="0003a966"/>
    </style:style>
    <style:style style:name="P8" style:family="paragraph" style:parent-style-name="Text_20_body" style:list-style-name="L1">
      <style:paragraph-properties fo:margin-left="0in" fo:margin-right="0.2083in" fo:margin-top="0in" fo:margin-bottom="0.0835in" loext:contextual-spacing="false" style:line-height-at-least="0.2291in" fo:text-align="start" style:justify-single-word="false" fo:orphans="2" fo:widows="2" fo:text-indent="0in" style:auto-text-indent="false" fo:padding="0in" fo:border="none"/>
      <style:text-properties officeooo:rsid="0003a966" officeooo:paragraph-rsid="0004a1c8"/>
    </style:style>
    <style:style style:name="P9" style:family="paragraph" style:parent-style-name="Text_20_body" style:list-style-name="L1">
      <style:paragraph-properties fo:margin-left="0in" fo:margin-right="0.2083in" fo:margin-top="0in" fo:margin-bottom="0.0835in" loext:contextual-spacing="false" style:line-height-at-least="0.2291in" fo:text-align="start" style:justify-single-word="false" fo:orphans="2" fo:widows="2" fo:text-indent="0in" style:auto-text-indent="false" fo:padding="0in" fo:border="none"/>
      <style:text-properties officeooo:rsid="0003a966" officeooo:paragraph-rsid="00075673"/>
    </style:style>
    <style:style style:name="P10" style:family="paragraph" style:parent-style-name="Text_20_body" style:list-style-name="L1">
      <style:paragraph-properties fo:margin-left="0in" fo:margin-right="0.2083in" fo:margin-top="0in" fo:margin-bottom="0.0835in" loext:contextual-spacing="false" style:line-height-at-least="0.2291in" fo:text-align="start" style:justify-single-word="false" fo:orphans="2" fo:widows="2" fo:text-indent="0in" style:auto-text-indent="false" fo:padding="0in" fo:border="none"/>
      <style:text-properties officeooo:rsid="00092f90" officeooo:paragraph-rsid="00092f90"/>
    </style:style>
    <style:style style:name="P11" style:family="paragraph" style:parent-style-name="Text_20_body" style:list-style-name="L1">
      <style:paragraph-properties fo:margin-left="0in" fo:margin-right="0.2083in" fo:margin-top="0in" fo:margin-bottom="0.0835in" loext:contextual-spacing="false" style:line-height-at-least="0.2291in" fo:text-align="start" style:justify-single-word="false" fo:orphans="2" fo:widows="2" fo:text-indent="0in" style:auto-text-indent="false" fo:padding="0in" fo:border="none"/>
      <style:text-properties officeooo:rsid="000936ec" officeooo:paragraph-rsid="000936ec"/>
    </style:style>
    <style:style style:name="P12" style:family="paragraph" style:parent-style-name="Text_20_body" style:list-style-name="L1">
      <style:paragraph-properties fo:margin-left="0in" fo:margin-right="0.2083in" fo:margin-top="0in" fo:margin-bottom="0.0835in" loext:contextual-spacing="false" style:line-height-at-least="0.2291in" fo:text-align="start" style:justify-single-word="false" fo:orphans="2" fo:widows="2" fo:text-indent="0in" style:auto-text-indent="false" fo:padding="0in" fo:border="none"/>
      <style:text-properties officeooo:rsid="000efe57" officeooo:paragraph-rsid="000efe57"/>
    </style:style>
    <style:style style:name="P13" style:family="paragraph" style:parent-style-name="Text_20_body">
      <style:paragraph-properties fo:margin-left="0in" fo:margin-right="0.2083in" fo:margin-top="0in" fo:margin-bottom="0.0835in" loext:contextual-spacing="false" style:line-height-at-least="0.2291in" fo:text-align="start" style:justify-single-word="false" fo:orphans="2" fo:widows="2" fo:text-indent="0in" style:auto-text-indent="false" fo:padding="0in" fo:border="none"/>
      <style:text-properties officeooo:rsid="0012c369" officeooo:paragraph-rsid="000efe57"/>
    </style:style>
    <style:style style:name="P14" style:family="paragraph" style:parent-style-name="Text_20_body" style:list-style-name="L1">
      <style:paragraph-properties fo:margin-left="0in" fo:margin-right="0.2083in" fo:margin-top="0in" fo:margin-bottom="0.0835in" loext:contextual-spacing="false" style:line-height-at-least="0.2291in" fo:text-align="start" style:justify-single-word="false" fo:orphans="2" fo:widows="2" fo:text-indent="0in" style:auto-text-indent="false" fo:padding="0in" fo:border="none"/>
      <style:text-properties officeooo:rsid="001a6418" officeooo:paragraph-rsid="001dea54"/>
    </style:style>
    <style:style style:name="P15" style:family="paragraph" style:parent-style-name="Text_20_body" style:list-style-name="L1">
      <style:paragraph-properties fo:margin-left="0in" fo:margin-right="0.2083in" fo:margin-top="0in" fo:margin-bottom="0.0835in" loext:contextual-spacing="false" style:line-height-at-least="0.2291in" fo:text-align="start" style:justify-single-word="false" fo:orphans="2" fo:widows="2" fo:text-indent="0in" style:auto-text-indent="false" fo:padding="0in" fo:border="none"/>
      <style:text-properties officeooo:rsid="001f4d04" officeooo:paragraph-rsid="001f4d04"/>
    </style:style>
    <style:style style:name="P16" style:family="paragraph" style:parent-style-name="Text_20_body" style:list-style-name="L1">
      <style:paragraph-properties fo:margin-left="0in" fo:margin-right="0.2083in" fo:margin-top="0in" fo:margin-bottom="0.0835in" loext:contextual-spacing="false" style:line-height-at-least="0.2291in" fo:text-align="start" style:justify-single-word="false" fo:orphans="2" fo:widows="2" fo:text-indent="0in" style:auto-text-indent="false" fo:padding="0in" fo:border="none"/>
      <style:text-properties officeooo:rsid="00207403" officeooo:paragraph-rsid="00207403"/>
    </style:style>
    <style:style style:name="T1" style:family="text">
      <style:text-properties fo:font-variant="normal" fo:text-transform="none" fo:color="#41474b" style:font-name="Calibri" fo:font-size="11.25pt" fo:letter-spacing="normal" fo:font-style="normal" fo:font-weight="normal"/>
    </style:style>
    <style:style style:name="T2" style:family="text">
      <style:text-properties fo:font-variant="normal" fo:text-transform="none" fo:color="#41474b" style:font-name="Calibri" fo:font-size="11.25pt" fo:letter-spacing="normal" fo:font-style="normal" fo:font-weight="normal" officeooo:rsid="00020c5f"/>
    </style:style>
    <style:style style:name="T3" style:family="text">
      <style:text-properties fo:font-variant="normal" fo:text-transform="none" fo:color="#41474b" style:font-name="Calibri" fo:font-size="11.25pt" fo:letter-spacing="normal" fo:font-style="normal" fo:font-weight="normal" officeooo:rsid="0003a966"/>
    </style:style>
    <style:style style:name="T4" style:family="text">
      <style:text-properties fo:font-variant="normal" fo:text-transform="none" fo:color="#41474b" style:font-name="Calibri" fo:font-size="11.25pt" fo:letter-spacing="normal" fo:font-style="normal" fo:font-weight="normal" officeooo:rsid="00041dd6"/>
    </style:style>
    <style:style style:name="T5" style:family="text">
      <style:text-properties fo:font-variant="normal" fo:text-transform="none" fo:color="#41474b" style:font-name="Calibri" fo:font-size="11.25pt" fo:letter-spacing="normal" fo:font-style="normal" fo:font-weight="normal" officeooo:rsid="000485ff"/>
    </style:style>
    <style:style style:name="T6" style:family="text">
      <style:text-properties fo:font-variant="normal" fo:text-transform="none" fo:color="#41474b" style:font-name="Calibri" fo:font-size="11.25pt" fo:letter-spacing="normal" fo:font-style="normal" fo:font-weight="normal" officeooo:rsid="0004a1c8"/>
    </style:style>
    <style:style style:name="T7" style:family="text">
      <style:text-properties fo:font-variant="normal" fo:text-transform="none" fo:color="#41474b" style:font-name="Calibri" fo:font-size="11.25pt" fo:letter-spacing="normal" fo:font-style="normal" fo:font-weight="normal" officeooo:rsid="0004f990"/>
    </style:style>
    <style:style style:name="T8" style:family="text">
      <style:text-properties fo:font-variant="normal" fo:text-transform="none" fo:color="#41474b" style:font-name="Calibri" fo:font-size="11.25pt" fo:letter-spacing="normal" fo:font-style="normal" fo:font-weight="normal" officeooo:rsid="000618e0"/>
    </style:style>
    <style:style style:name="T9" style:family="text">
      <style:text-properties fo:font-variant="normal" fo:text-transform="none" fo:color="#41474b" style:font-name="Calibri" fo:font-size="11.25pt" fo:letter-spacing="normal" fo:font-style="normal" fo:font-weight="normal" officeooo:rsid="00075673"/>
    </style:style>
    <style:style style:name="T10" style:family="text">
      <style:text-properties fo:font-variant="normal" fo:text-transform="none" fo:color="#41474b" style:font-name="Calibri" fo:font-size="11.25pt" fo:letter-spacing="normal" fo:font-style="normal" fo:font-weight="normal" officeooo:rsid="00092f90"/>
    </style:style>
    <style:style style:name="T11" style:family="text">
      <style:text-properties fo:font-variant="normal" fo:text-transform="none" fo:color="#41474b" style:font-name="Calibri" fo:font-size="11.25pt" fo:letter-spacing="normal" fo:font-style="normal" fo:font-weight="normal" officeooo:rsid="000936ec"/>
    </style:style>
    <style:style style:name="T12" style:family="text">
      <style:text-properties fo:font-variant="normal" fo:text-transform="none" fo:color="#41474b" style:font-name="Calibri" fo:font-size="11.25pt" fo:letter-spacing="normal" fo:font-style="normal" fo:font-weight="normal" officeooo:rsid="000b33f4"/>
    </style:style>
    <style:style style:name="T13" style:family="text">
      <style:text-properties fo:font-variant="normal" fo:text-transform="none" fo:color="#41474b" style:font-name="Calibri" fo:font-size="11.25pt" fo:letter-spacing="normal" fo:font-style="normal" fo:font-weight="normal" officeooo:rsid="000d0880"/>
    </style:style>
    <style:style style:name="T14" style:family="text">
      <style:text-properties fo:font-variant="normal" fo:text-transform="none" fo:color="#41474b" style:font-name="Calibri" fo:font-size="11.25pt" fo:letter-spacing="normal" fo:font-style="normal" fo:font-weight="normal" officeooo:rsid="000dcc47"/>
    </style:style>
    <style:style style:name="T15" style:family="text">
      <style:text-properties fo:font-variant="normal" fo:text-transform="none" fo:color="#41474b" style:font-name="Calibri" fo:font-size="11.25pt" fo:letter-spacing="normal" fo:font-style="normal" fo:font-weight="normal" officeooo:rsid="0014bbb8"/>
    </style:style>
    <style:style style:name="T16" style:family="text">
      <style:text-properties fo:font-variant="normal" fo:text-transform="none" fo:color="#41474b" style:font-name="Calibri" fo:font-size="11.25pt" fo:letter-spacing="normal" fo:font-style="normal" fo:font-weight="normal" officeooo:rsid="0016c06a"/>
    </style:style>
    <style:style style:name="T17" style:family="text">
      <style:text-properties fo:font-variant="normal" fo:text-transform="none" fo:color="#41474b" style:font-name="Calibri" fo:font-size="11.25pt" fo:letter-spacing="normal" fo:font-style="normal" fo:font-weight="normal" officeooo:rsid="001a6418"/>
    </style:style>
    <style:style style:name="T18" style:family="text">
      <style:text-properties fo:font-variant="normal" fo:text-transform="none" fo:color="#41474b" style:font-name="Calibri" fo:font-size="11.25pt" fo:letter-spacing="normal" fo:font-style="normal" fo:font-weight="normal" officeooo:rsid="001a9197"/>
    </style:style>
    <style:style style:name="T19" style:family="text">
      <style:text-properties fo:font-variant="normal" fo:text-transform="none" fo:color="#41474b" style:font-name="Calibri" fo:font-size="11.25pt" fo:letter-spacing="normal" fo:font-style="normal" fo:font-weight="normal" officeooo:rsid="001c3a0f"/>
    </style:style>
    <style:style style:name="T20" style:family="text">
      <style:text-properties fo:font-variant="normal" fo:text-transform="none" fo:color="#41474b" style:font-name="Calibri" fo:font-size="11.25pt" fo:letter-spacing="normal" fo:font-style="normal" fo:font-weight="normal" officeooo:rsid="001c431c"/>
    </style:style>
    <style:style style:name="T21" style:family="text">
      <style:text-properties fo:font-variant="normal" fo:text-transform="none" fo:color="#41474b" style:font-name="Calibri" fo:font-size="11.25pt" fo:letter-spacing="normal" fo:font-style="normal" fo:font-weight="normal" officeooo:rsid="001d9cce"/>
    </style:style>
    <style:style style:name="T22" style:family="text">
      <style:text-properties fo:font-variant="normal" fo:text-transform="none" fo:color="#41474b" style:font-name="Calibri" fo:font-size="11.25pt" fo:letter-spacing="normal" fo:font-style="normal" fo:font-weight="normal" officeooo:rsid="001dea54"/>
    </style:style>
    <style:style style:name="T23" style:family="text">
      <style:text-properties fo:font-variant="normal" fo:text-transform="none" fo:color="#41474b" style:font-name="Calibri" fo:font-size="11.25pt" fo:letter-spacing="normal" fo:font-style="normal" fo:font-weight="normal" officeooo:rsid="001df442"/>
    </style:style>
    <style:style style:name="T24" style:family="text">
      <style:text-properties fo:font-variant="normal" fo:text-transform="none" fo:color="#41474b" style:font-name="Calibri" fo:font-size="11.25pt" fo:letter-spacing="normal" fo:font-style="normal" fo:font-weight="normal" officeooo:rsid="001e36cd"/>
    </style:style>
    <style:style style:name="T25" style:family="text">
      <style:text-properties fo:font-variant="normal" fo:text-transform="none" fo:color="#41474b" style:font-name="Calibri" fo:font-size="11.25pt" fo:letter-spacing="normal" fo:font-style="normal" fo:font-weight="normal" officeooo:rsid="00207403"/>
    </style:style>
    <style:style style:name="T26" style:family="text">
      <style:text-properties fo:font-variant="normal" fo:text-transform="none" fo:color="#41474b" style:font-name="Times New Roman" fo:font-size="14pt" fo:letter-spacing="normal" fo:font-style="normal" fo:font-weight="normal"/>
    </style:style>
    <text:list-style style:name="L1">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46638730306061320" text:style-name="L1">
        <text:list-header>
          <text:p text:style-name="P1"><text:span text:style-name="T2"/></text:p>
          <text:p text:style-name="P1"><text:span text:style-name="T10">1</text:span><text:span text:style-name="T8">. </text:span><text:span text:style-name="T2">I</text:span><text:span text:style-name="T1">dentification </text:span></text:p>
          <text:p text:style-name="P7"><text:span text:style-name="T1">- Author: NGUYEN Ngoc Tu</text:span></text:p>
          <text:p text:style-name="P9"><text:span text:style-name="T1">- Date of writing: 1</text:span><text:span text:style-name="T7">5</text:span><text:span text:style-name="T1">/01/2018</text:span></text:p>
          <text:p text:style-name="P9"><text:span text:style-name="T8"/></text:p>
          <text:p text:style-name="P9"><text:span text:style-name="T10">2</text:span><text:span text:style-name="T8">. </text:span><text:span text:style-name="T1">Reference of the publication</text:span></text:p>
          <text:p text:style-name="P2"><text:span text:style-name="T3">- Author: </text:span><text:span text:style-name="T1">Maryam Rastgarpour</text:span><text:span text:style-name="T3"> and Jamshid Shanbehzadeh</text:span></text:p>
          <text:p text:style-name="P7"><text:span text:style-name="T1">- Title: Application of AI Techniques in Medical Image Segmentation and Novel Categorization of Available Methods and Tools</text:span></text:p>
          <text:p text:style-name="P7"><text:span text:style-name="T1">- </text:span><text:span text:style-name="T4">Conference: IMECS 2011, March 16 – 18, 2011, Hong Kong</text:span></text:p>
          <text:p text:style-name="P7"><text:span text:style-name="T1">- </text:span><text:span text:style-name="T4">Book title: Proceedings of the International MultiConference of Engineers and Computer Scientists 2011 Vol I</text:span></text:p>
          <text:p text:style-name="P2"><text:span text:style-name="T4">- </text:span><text:span text:style-name="T5">Editors: S. I. Ao, Oscar Castillo, Craig Douglas, David Dagan Feng and Jeong-A Lee</text:span></text:p>
          <text:p text:style-name="P7"><text:span text:style-name="T5">- </text:span><text:span text:style-name="T6">Edition</text:span><text:span text:style-name="T5">: </text:span><text:span text:style-name="T6">2011</text:span></text:p>
          <text:p text:style-name="P2"><text:span text:style-name="T5">- L</text:span><text:span text:style-name="T6">ocation</text:span><text:span text:style-name="T5">: </text:span><text:span text:style-name="T6">The Royal Garden Hotel, Kowloon, Hong Kong, 16-18 March, 2011</text:span></text:p>
          <text:p text:style-name="P7"><text:span text:style-name="T5">- Number of pages: </text:span><text:span text:style-name="T6">1580 </text:span><text:span text:style-name="T15">(Vol I-II)</text:span></text:p>
          <text:p text:style-name="P8"><text:span text:style-name="T5">- Website: </text:span><text:span text:style-name="T6">http://www.iaeng.org/publication/IMECS2011/</text:span></text:p>
          <text:p text:style-name="P9"><text:span text:style-name="T5">- Keywords: </text:span><text:span text:style-name="T16">Categorization of literatures, Medical Image Segmentation, Artificial Intelligence techniques, Medical Tools</text:span></text:p>
          <text:p text:style-name="P9"><text:span text:style-name="T6"/></text:p>
          <text:p text:style-name="P9"><text:span text:style-name="T10">3</text:span><text:span text:style-name="T9">. </text:span><text:span text:style-name="T21">Summary</text:span></text:p>
          <text:p text:style-name="P14"><text:span text:style-name="T9">T</text:span><text:span text:style-name="T1">he volume of medical data increases daily. It will cause more human mistakes in manual analysis. </text:span><text:span text:style-name="T20">It makes essential use of automatic methods to retrieve, classify and analyse medical data, especially medical image data. Accurate diagnosis and treatment of diseases are important. It complicates medical imaging issues. Segmentation is crucial as a first step in Medical Image Analysis (MIA) []. Because of the error resulting from the segmentation is transferred to later steps in MIA. </text:span><text:span text:style-name="T21">It causes incorrect analysis of image. Therefore a correct segmentation method is critical.</text:span></text:p>
          <text:p text:style-name="P6"><text:span text:style-name="T22">In medical applications, segmentation identifies the boundaries of Region of Interest (ROI) including the bony structures like distinct bones in the hand, brain parts and tumors, breast calcification and prostate, iris, abdomen, pulmonary fissure and etc. []. This operation is very complicated </text:span><text:span text:style-name="T23">and too time-consuming </text:span><text:span text:style-name="T22">and is often done by a human operator. </text:span><text:span text:style-name="T23">With the growth of medical data, manual segmentation is impossible. Hence, manual segmentation becomes less efficient in clinical operations. Human interpretation may not be </text:span><text:soft-page-break/><text:span text:style-name="T23">produced suitable as well. Consequently, intelligent tools are essential to decrease human intervention. </text:span><text:span text:style-name="T24">Traditional image processing techiques are not enough. By combining them with AI methods, automatic segmentation works more reliably.</text:span></text:p>
          <text:p text:style-name="P15"><text:span text:style-name="T24">A </text:span><text:span text:style-name="T1">novel categorization of the available methods is proposed in four sets and described in the following:</text:span></text:p>
        </text:list-header>
        <text:list-item>
          <text:p text:style-name="P15"><text:span text:style-name="T1"><text:s/>Set 1: Methods based on image processing techniques</text:span></text:p>
        </text:list-item>
        <text:list-item>
          <text:p text:style-name="P15"><text:span text:style-name="T1"><text:s/>Set 2: Using intelligent methods in set 1 – The segmentation methods in the set 1 is more accurate by combinations of intelligent method like pattern recognition and machine learning algorithms.</text:span></text:p>
        </text:list-item>
        <text:list-item>
          <text:p text:style-name="P15"><text:span text:style-name="T1"><text:s/>Set 3: Using ability of Expert system in set 2 – Considering an expert system by using of the methods in set 2 with the goal of progress toward full automatic segmentation which is using experts knowledge in the form of rules, models <text:s/>and atlases.</text:span></text:p>
        </text:list-item>
        <text:list-item>
          <text:p text:style-name="P15"><text:span text:style-name="T1"><text:s/>Set 4: Using multispectral and multimodal images in set which the segmentation method is based on registration. These methods use more several features of multiple modalities comprising with the other sets.</text:span></text:p>
          <text:p text:style-name="P15"><text:span text:style-name="T1">In this paper, the segmentation of medical images was explained in detail and the application of AI techniques in MIS was clarified too. Then the available classifications of methods was reviewed as well as a novel categorization of the most recent important methods was proposed based on applying AI techniques and decreasing human intervention. Available medical softwares was mentioned and classified based on the modality, its application, applied segmentation method, dimension of supported images and corresponding part of body.[]</text:span></text:p>
          <text:p text:style-name="P10"><text:span text:style-name="T9">4. </text:span><text:span text:style-name="T1">Presentation sommaire des auteurs de la publication</text:span></text:p>
          <text:p text:style-name="P5"><text:span text:style-name="T10">- Maryam Rastgarpour received her B.S. in Computer Engineering from Kharazmi University, Tehran, Iran in 2003, </text:span><text:span text:style-name="T19">her</text:span><text:span text:style-name="T10"> M.S. </text:span><text:span text:style-name="T19">in 2007 and her Ph.D. degree in 2013 </text:span><text:span text:style-name="T10">in Computer Engineering from Science and Research branch, Islamic Azad University </text:span><text:span text:style-name="T19">(IAU)</text:span><text:span text:style-name="T10">, Tehran, Iran. </text:span><text:span text:style-name="T17">S</text:span><text:span text:style-name="T10">he is </text:span><text:span text:style-name="T18">currently </text:span><text:span text:style-name="T10">an Assistant professor of computer engineering at Department of Computer Engineering, </text:span><text:span text:style-name="T19">IAU</text:span><text:span text:style-name="T10">. </text:span><text:span text:style-name="T17">Her research </text:span><text:span text:style-name="T18">interests are</text:span><text:span text:style-name="T10"> Machine Vision, Medical Imaging, Expert Systems, Data Mining, E-Learning.</text:span></text:p>
          <text:p text:style-name="P3"><text:span text:style-name="T10">- Jamshid Shanbehzadeh received his B.S. and M.S. degree in electrical engineering from University of Tehran, Tehran, Iran in 1986 and Ph.D. degree in electrical and computer engineering from Wollongong University, Australia in 1996. He is currently a Professor of Engineering in Department of Computer Engineering in Kharazmi University, Teheran, Iran. His research interests include computer vision, image retrieval, image processing, image coding, computer architecture, e-learning, e-university and e-content development. </text:span></text:p>
          <text:p text:style-name="P11"><text:soft-page-break/><text:span text:style-name="T10">5. </text:span><text:span text:style-name="T1">Presentation de la conference</text:span></text:p>
          <text:p text:style-name="P4"><text:span text:style-name="T11">- Theme et objectifs: </text:span><text:span text:style-name="T1"> </text:span><text:span text:style-name="T26">frontier topics in the theoretical and applied engineering and computer science subjects</text:span></text:p>
          <text:p text:style-name="P11"><text:span text:style-name="T1">- Periodicite: </text:span><text:span text:style-name="T12">1 year</text:span></text:p>
          <text:p text:style-name="P11"><text:span text:style-name="T1">- taux de selectivite: </text:span><text:span text:style-name="T13">51% (2017)</text:span></text:p>
          <text:p text:style-name="P11"><text:span text:style-name="T1">- impact factor: </text:span><text:span text:style-name="T14">No information</text:span></text:p>
          <text:p text:style-name="P4"><text:span text:style-name="T11">- critere de selection:</text:span><text:span text:style-name="T12"> All submitted papers have gone through the peer review process</text:span></text:p>
          <text:p text:style-name="P11"><text:span text:style-name="T1">- parrainage: </text:span><text:span text:style-name="T12">International Association of Engineers (IAENG)</text:span></text:p>
          <text:p text:style-name="P12"><text:span text:style-name="T12">6. </text:span><text:span text:style-name="T25">Analysis</text:span></text:p>
          <text:p text:style-name="P16"><text:span text:style-name="T1">This article is presented by the following sections: Abstract, Introduction, Methods, Experiments and Conclusion. In my option, this article is easy to understand and follow. The figures are cited well in the text and the references are standards.</text:span></text:p>
        </text:list-item>
      </text:list>
      <text:p text:style-name="P1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Calibri" svg:font-family="Calibri, Arial, sans-serif"/>
    <style:font-face style:name="Georgia" svg:font-family="Georgia, 'Times New Roman', Times, serif"/>
    <style:font-face style:name="Roboto" svg:font-family="Roboto, Arial,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0T21:59:01.841510219</meta:creation-date>
    <meta:generator>LibreOffice/5.1.6.2$Linux_X86_64 LibreOffice_project/10m0$Build-2</meta:generator>
    <dc:date>2018-01-11T02:53:20.465455015</dc:date>
    <meta:editing-duration>PT2H39M1S</meta:editing-duration>
    <meta:editing-cycles>25</meta:editing-cycles>
    <meta:document-statistic meta:table-count="0" meta:image-count="0" meta:object-count="0" meta:page-count="3" meta:paragraph-count="38" meta:word-count="809" meta:character-count="5241" meta:non-whitespace-character-count="4494"/>
  </office:meta>
</office:document-meta>
</file>